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dCallableMethods.FindCallableMethods( Object source , Class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CallableMethods.FindCallableMethods( Object source , List &lt; Class &gt;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ndCallableMethods.FindCallableMethods(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CallableMethods.createCallabl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ndCallableMethods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ndCallableMethods.isValidMethod( Object source , Method 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